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76e3" officeooo:paragraph-rsid="000f76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37ad9" officeooo:paragraph-rsid="00137ad9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Kaleakash/MphasisClient_2022_Batch1" text:style-name="Internet_20_link" text:visited-style-name="Visited_20_Internet_20_Link">https://github.com/Kaleakash/MphasisClient_2022_Batch1</text:a></text:p>
      <text:p text:style-name="P1"/>
      <text:p text:style-name="P1"/>
      <text:p text:style-name="P2">praveen_imagin token</text:p>
      <text:p text:style-name="P2"/>
      <text:p text:style-name="P1">ghp_vFVdzJ30giW19oQMzp5nxTAUwtq2es3Rng9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7:41:14.337775691</meta:creation-date>
    <dc:date>2023-07-19T11:46:53.907643963</dc:date>
    <meta:editing-duration>PT8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4" meta:character-count="114" meta:non-whitespace-character-count="113"/>
  </office:meta>
</office:document-meta>
</file>